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1" svg:font-family="'DejaVu Serif'"/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DejaVu Serif1" fo:language="en" fo:country="US" officeooo:paragraph-rsid="000c08e8" style:font-name-asian="DejaVu Serif1" style:font-name-complex="DejaVu Serif1"/>
    </style:style>
    <style:style style:name="P4" style:family="paragraph" style:parent-style-name="Standard">
      <style:paragraph-properties fo:margin-left="0in" fo:margin-right="0in" fo:margin-top="0.1665in" fo:margin-bottom="0.1665in" loext:contextual-spacing="false" fo:text-indent="0in" style:auto-text-indent="false" fo:padding="0in" fo:border="none"/>
      <style:text-properties fo:language="de" fo:country="DE" officeooo:paragraph-rsid="000c08e8"/>
    </style:style>
    <style:style style:name="P5" style:family="paragraph" style:parent-style-name="Standard">
      <style:paragraph-properties fo:margin-left="0in" fo:margin-right="0in" fo:margin-top="0.1665in" fo:margin-bottom="0.1665in" loext:contextual-spacing="false" fo:text-indent="0in" style:auto-text-indent="false" fo:padding="0in" fo:border="none"/>
      <style:text-properties fo:color="#000000" style:font-name="DejaVu Serif1" fo:font-size="12pt" fo:language="en" fo:country="US" officeooo:rsid="000c08e8" officeooo:paragraph-rsid="000c08e8" style:font-name-asian="DejaVu Serif1" style:font-name-complex="DejaVu Serif1"/>
    </style:style>
    <style:style style:name="P6" style:family="paragraph" style:parent-style-name="Standard">
      <style:paragraph-properties fo:margin-left="0in" fo:margin-right="0in" fo:margin-top="0.1665in" fo:margin-bottom="0.1665in" loext:contextual-spacing="false" fo:text-indent="0in" style:auto-text-indent="false" fo:padding="0in" fo:border="none"/>
      <style:text-properties fo:color="#000000" style:font-name="DejaVu Serif1" fo:font-size="12pt" fo:language="en" fo:country="US" officeooo:paragraph-rsid="000c08e8" style:font-name-asian="DejaVu Serif1" style:font-name-complex="DejaVu Serif1"/>
    </style:style>
    <style:style style:name="P7" style:family="paragraph" style:parent-style-name="Standard">
      <style:paragraph-properties fo:margin-left="0in" fo:margin-right="0in" fo:margin-top="0.1665in" fo:margin-bottom="0.1665in" loext:contextual-spacing="false" fo:text-indent="0in" style:auto-text-indent="false" fo:padding="0in" fo:border="none"/>
      <style:text-properties fo:color="#000000" style:font-name="DejaVu Serif1" fo:font-size="12pt" fo:language="en" fo:country="US" officeooo:rsid="0017d14d" officeooo:paragraph-rsid="000c08e8" style:font-name-asian="DejaVu Serif1" style:font-name-complex="DejaVu Serif1"/>
    </style:style>
    <style:style style:name="P8" style:family="paragraph" style:parent-style-name="Standard">
      <style:paragraph-properties fo:margin-left="0in" fo:margin-right="0in" fo:margin-top="0.1665in" fo:margin-bottom="0.1665in" loext:contextual-spacing="false" fo:text-indent="0in" style:auto-text-indent="false" fo:padding="0in" fo:border="none"/>
      <style:text-properties fo:color="#000000" style:font-name="DejaVu Serif1" fo:font-size="12pt" fo:language="en" fo:country="US" officeooo:rsid="0019b397" officeooo:paragraph-rsid="000c08e8" style:font-name-asian="DejaVu Serif1" style:font-name-complex="DejaVu Serif1"/>
    </style:style>
    <style:style style:name="P9" style:family="paragraph" style:parent-style-name="Standard">
      <style:paragraph-properties fo:margin-left="0in" fo:margin-right="0in" fo:margin-top="0.1665in" fo:margin-bottom="0.1665in" loext:contextual-spacing="false" fo:text-indent="0in" style:auto-text-indent="false" fo:padding="0in" fo:border="none"/>
      <style:text-properties fo:color="#000000" style:font-name="DejaVu Serif1" fo:font-size="12pt" fo:language="en" fo:country="US" officeooo:paragraph-rsid="0011edcf" style:font-name-asian="DejaVu Serif1" style:font-name-complex="DejaVu Serif1"/>
    </style:style>
    <style:style style:name="P10" style:family="paragraph" style:parent-style-name="Standard">
      <style:paragraph-properties fo:margin-left="0in" fo:margin-right="0in" fo:margin-top="0.1665in" fo:margin-bottom="0.1665in" loext:contextual-spacing="false" fo:text-indent="0in" style:auto-text-indent="false" fo:padding="0in" fo:border="none"/>
      <style:text-properties fo:color="#000000" style:font-name="DejaVu Serif1" fo:font-size="12pt" fo:language="de" fo:country="DE" officeooo:rsid="001ef957" officeooo:paragraph-rsid="0019b456" style:font-name-asian="DejaVu Serif1" style:font-name-complex="DejaVu Serif1"/>
    </style:style>
    <style:style style:name="P11" style:family="paragraph" style:parent-style-name="Standard">
      <style:paragraph-properties fo:margin-left="0in" fo:margin-right="0in" fo:margin-top="0.1665in" fo:margin-bottom="0.1665in" loext:contextual-spacing="false" fo:text-indent="0in" style:auto-text-indent="false" fo:padding="0in" fo:border="none"/>
      <style:text-properties style:font-name="DejaVu Serif1" fo:font-size="12pt" fo:language="en" fo:country="US" officeooo:paragraph-rsid="000c08e8" style:font-name-asian="DejaVu Serif1" style:font-name-complex="DejaVu Serif1"/>
    </style:style>
    <style:style style:name="P12" style:family="paragraph" style:parent-style-name="Standard">
      <style:paragraph-properties fo:margin-left="0in" fo:margin-right="0in" fo:margin-top="0.1665in" fo:margin-bottom="0.1665in" loext:contextual-spacing="false" fo:text-indent="0in" style:auto-text-indent="false" fo:padding="0in" fo:border="none"/>
      <style:text-properties officeooo:paragraph-rsid="000c08e8"/>
    </style:style>
    <style:style style:name="P13" style:family="paragraph" style:parent-style-name="Standard">
      <style:paragraph-properties fo:margin-left="0in" fo:margin-right="0in" fo:margin-top="0.1665in" fo:margin-bottom="0.1665in" loext:contextual-spacing="false" fo:text-indent="0in" style:auto-text-indent="false" fo:padding="0in" fo:border="none"/>
      <style:text-properties officeooo:paragraph-rsid="000e5635"/>
    </style:style>
    <style:style style:name="P14" style:family="paragraph" style:parent-style-name="Standard">
      <style:paragraph-properties fo:margin-left="0in" fo:margin-right="0in" fo:margin-top="0.1665in" fo:margin-bottom="0.1665in" loext:contextual-spacing="false" fo:text-indent="0in" style:auto-text-indent="false" fo:padding="0in" fo:border="none"/>
      <style:text-properties officeooo:paragraph-rsid="0011edcf"/>
    </style:style>
    <style:style style:name="P15" style:family="paragraph" style:parent-style-name="Standard">
      <style:paragraph-properties fo:margin-left="0in" fo:margin-right="0in" fo:margin-top="0.1665in" fo:margin-bottom="0.1665in" loext:contextual-spacing="false" fo:text-indent="0in" style:auto-text-indent="false" fo:padding="0in" fo:border="none"/>
      <style:text-properties fo:language="en" fo:country="US" officeooo:paragraph-rsid="000c08e8"/>
    </style:style>
    <style:style style:name="P16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fo:padding="0in" fo:border="none"/>
      <style:text-properties fo:color="#000000" style:font-name="DejaVu Serif1" fo:font-size="12pt" fo:language="en" fo:country="US" officeooo:paragraph-rsid="000c08e8" style:font-name-asian="DejaVu Serif1" style:font-name-complex="DejaVu Serif1"/>
    </style:style>
    <style:style style:name="P17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  <style:text-properties fo:color="#000000" style:font-name="DejaVu Serif1" fo:font-size="12pt" fo:language="en" fo:country="US" fo:font-weight="bold" officeooo:paragraph-rsid="000c08e8" style:font-name-asian="DejaVu Serif1" style:font-name-complex="DejaVu Serif1"/>
    </style:style>
    <style:style style:name="P18" style:family="paragraph" style:parent-style-name="Standard" style:master-page-name="MasterPage2">
      <style:paragraph-properties fo:margin-left="0in" fo:margin-right="0in" fo:margin-top="0.1665in" fo:margin-bottom="0.1665in" loext:contextual-spacing="false" fo:text-indent="0in" style:auto-text-indent="false" style:page-number="auto" fo:padding="0in" fo:border="none"/>
      <style:text-properties fo:color="#000000" style:font-name="DejaVu Serif1" fo:font-size="12pt" fo:language="en" fo:country="US" officeooo:rsid="000c08e8" officeooo:paragraph-rsid="000c08e8" style:font-name-asian="DejaVu Serif1" style:font-name-complex="DejaVu Serif1"/>
    </style:style>
    <style:style style:name="T1" style:family="text">
      <style:text-properties style:font-name="DejaVu Serif" fo:font-size="18pt" style:font-size-asian="18pt" style:font-size-complex="18pt"/>
    </style:style>
    <style:style style:name="T2" style:family="text">
      <style:text-properties style:font-name="DejaVu Serif" fo:font-size="18pt" officeooo:rsid="000c08e8" style:font-size-asian="18pt" style:font-size-complex="18pt"/>
    </style:style>
    <style:style style:name="T3" style:family="text">
      <style:text-properties style:font-name="DejaVu Serif1" fo:font-size="18pt" style:font-name-asian="DejaVu Serif1" style:font-name-complex="DejaVu Serif1"/>
    </style:style>
    <style:style style:name="T4" style:family="text">
      <style:text-properties style:font-name="DejaVu Serif1" fo:font-size="18pt" officeooo:rsid="000c08e8" style:font-name-asian="DejaVu Serif1" style:font-name-complex="DejaVu Serif1"/>
    </style:style>
    <style:style style:name="T5" style:family="text">
      <style:text-properties officeooo:rsid="001a2c6e"/>
    </style:style>
    <style:style style:name="T6" style:family="text">
      <style:text-properties officeooo:rsid="00152489"/>
    </style:style>
    <style:style style:name="T7" style:family="text">
      <style:text-properties fo:color="#000000" style:font-name="DejaVu Serif1" fo:font-size="12pt" officeooo:rsid="0019b397" style:font-name-asian="DejaVu Serif1" style:font-name-complex="DejaVu Serif1"/>
    </style:style>
    <style:style style:name="T8" style:family="text">
      <style:text-properties fo:color="#000000" style:font-name="DejaVu Serif1" fo:font-size="12pt" officeooo:rsid="000d1668" style:font-name-asian="DejaVu Serif1" style:font-name-complex="DejaVu Serif1"/>
    </style:style>
    <style:style style:name="T9" style:family="text">
      <style:text-properties fo:color="#000000" style:font-name="DejaVu Serif1" fo:font-size="12pt" fo:language="en" fo:country="US" style:text-underline-style="none" style:font-name-asian="DejaVu Serif1" style:font-name-complex="DejaVu Serif1"/>
    </style:style>
    <style:style style:name="T10" style:family="text">
      <style:text-properties fo:color="#000000" style:font-name="DejaVu Serif1" fo:font-size="12pt" fo:language="en" fo:country="US" style:text-underline-style="none" officeooo:rsid="000d1668" style:font-name-asian="DejaVu Serif1" style:font-name-complex="DejaVu Serif1"/>
    </style:style>
    <style:style style:name="T11" style:family="text">
      <style:text-properties fo:color="#000000" style:font-name="DejaVu Serif1" fo:font-size="12pt" fo:language="en" fo:country="US" style:text-underline-style="none" officeooo:rsid="000c08e8" style:font-name-asian="DejaVu Serif1" style:font-name-complex="DejaVu Serif1"/>
    </style:style>
    <style:style style:name="T12" style:family="text">
      <style:text-properties fo:color="#000000" style:font-name="DejaVu Serif1" fo:font-size="12pt" fo:language="en" fo:country="US" style:text-underline-style="none" officeooo:rsid="000e5635" style:font-name-asian="DejaVu Serif1" style:font-name-complex="DejaVu Serif1"/>
    </style:style>
    <style:style style:name="T13" style:family="text">
      <style:text-properties fo:color="#000000" style:font-name="DejaVu Serif1" fo:font-size="12pt" fo:language="en" fo:country="US" style:font-name-asian="DejaVu Serif1" style:font-name-complex="DejaVu Serif1"/>
    </style:style>
    <style:style style:name="T14" style:family="text">
      <style:text-properties fo:color="#000000" style:font-name="DejaVu Serif1" fo:font-size="12pt" fo:language="en" fo:country="US" officeooo:rsid="000e81d8" style:font-name-asian="DejaVu Serif1" style:font-name-complex="DejaVu Serif1"/>
    </style:style>
    <style:style style:name="T15" style:family="text">
      <style:text-properties fo:color="#000000" style:font-name="DejaVu Serif1" fo:font-size="12pt" fo:language="en" fo:country="US" officeooo:rsid="00102438" style:font-name-asian="DejaVu Serif1" style:font-name-complex="DejaVu Serif1"/>
    </style:style>
    <style:style style:name="T16" style:family="text">
      <style:text-properties fo:color="#000000" style:font-name="DejaVu Serif1" fo:font-size="12pt" fo:language="en" fo:country="US" officeooo:rsid="0010bb3b" style:font-name-asian="DejaVu Serif1" style:font-name-complex="DejaVu Serif1"/>
    </style:style>
    <style:style style:name="T17" style:family="text">
      <style:text-properties fo:color="#000000" style:font-name="DejaVu Serif1" fo:font-size="12pt" fo:language="en" fo:country="US" officeooo:rsid="0017d14d" style:font-name-asian="DejaVu Serif1" style:font-name-complex="DejaVu Serif1"/>
    </style:style>
    <style:style style:name="T18" style:family="text">
      <style:text-properties fo:color="#000000" style:font-name="DejaVu Serif1" fo:font-size="12pt" fo:language="en" fo:country="US" officeooo:rsid="0013af2c" style:font-name-asian="DejaVu Serif1" style:font-name-complex="DejaVu Serif1"/>
    </style:style>
    <style:style style:name="T19" style:family="text">
      <style:text-properties fo:color="#000000" style:font-name="DejaVu Serif1" fo:font-size="12pt" fo:language="de" fo:country="DE" officeooo:rsid="0023cc0e" style:font-name-asian="DejaVu Serif1" style:font-name-complex="DejaVu Serif1"/>
    </style:style>
    <style:style style:name="T20" style:family="text">
      <style:text-properties officeooo:rsid="000d1668"/>
    </style:style>
    <style:style style:name="T21" style:family="text">
      <style:text-properties officeooo:rsid="0019b4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mong</text:p>
      <text:p text:style-name="P6">xxxxx<text:line-break/>xxxxx<text:line-break/>xxxxx</text:p>
      <text:p text:style-name="P16">- hereinafter referred to as Contractor -</text:p>
      <text:p text:style-name="P5">and</text:p>
      <text:p text:style-name="P6">xxxxxx<text:line-break/>xxxxxx<text:line-break/>xxxxxx</text:p>
      <text:p text:style-name="P16">- hereinafter referred to as the Client -</text:p>
      <text:p text:style-name="P17"/>
      <text:p text:style-name="P17">§ 1 Scope of application</text:p>
      <text:p text:style-name="P11">(1) The subject of this Agreement is the extended right of use for the following types of works: Commissioned works of art.</text:p>
      <text:p text:style-name="P11">(2) The extended rights of use relate to all works that the Contractor has created on commission for the Client.</text:p>
      <text:p text:style-name="P11">(3) The Contractor guarantees that he is authorized to grant the contractual rights of use to the listed works.</text:p>
      <text:p text:style-name="P17">§ 2 Rights of use</text:p>
      <text:p text:style-name="P13"><text:span text:style-name="Hyperlink"><text:span text:style-name="T9">(1) The rights of use to the Contractor's works named under § 1 </text:span></text:span><text:span text:style-name="Hyperlink"><text:span text:style-name="T10">article</text:span></text:span><text:span text:style-name="Hyperlink"><text:span text:style-name="T9"> 2 </text:span></text:span><text:span text:style-name="Hyperlink"><text:span text:style-name="T12">will</text:span></text:span><text:span text:style-name="Hyperlink"><text:span text:style-name="T9"> be licensed by the Client additionally under the following license: </text:span></text:span><text:a xlink:type="simple" xlink:href="https://creativecommons.org/licenses/by-nc-nd/4.0/legalcode" text:style-name="Internet_20_link" text:visited-style-name="Visited_20_Internet_20_Link"><text:span text:style-name="Hyperlink">Creative Commons Attribution-NonCommercial-NoDerivatives 4.0 (CC BY-NC-ND 4.0)</text:span></text:a><text:span text:style-name="Hyperlink"><text:span text:style-name="T9">.</text:span></text:span></text:p>
      <text:p text:style-name="P4"><text:span text:style-name="Hyperlink"><text:span text:style-name="T9">The granting of further rights of use to, or for, third parties by the Parties does not take place. The transfer to further parties is not permitted.</text:span></text:span></text:p>
      <text:p text:style-name="P4"><text:span text:style-name="Hyperlink"><text:span text:style-name="T9">The Client is granted permission to add any additionally, </text:span></text:span><text:span text:style-name="Hyperlink"><text:span text:style-name="T11">if needed,</text:span></text:span><text:span text:style-name="Hyperlink"><text:span text:style-name="T9"> watermarks to the works named in the contract.</text:span></text:span></text:p>
      <text:p text:style-name="P8"/>
      <text:p text:style-name="P15"><text:soft-page-break/><text:span text:style-name="T7">The Contractor is obligated to use a discreet watermark that does not distract from the content of the work under § 1 </text:span><text:span text:style-name="T8">article</text:span><text:span text:style-name="T7"> 1 and 2. </text:span><text:span text:style-name="T19">Furthermore, the Contractor is obliged to inform the Client of its general terms and conditions in writing, signed by both parties.</text:span></text:p>
      <text:p text:style-name="P6">(2) The rights of use are granted for all types of use known at the time of conclusion of the contract.</text:p>
      <text:p text:style-name="P6">(3) The contract and thus the granting of the rights of use shall become effective upon payment to the Contractor of the contractually agreed payment under § 3.</text:p>
      <text:p text:style-name="P6">(4) The Client is obliged to leave existing watermarks of the Artist untouched. Removing them or making them unrecognizable is not permitted!</text:p>
      <text:p text:style-name="P6">(5) The Contractor is obliged, when publishing the Work, to refer to the public channels or at least to an assignable username of the Client.</text:p>
      <text:p text:style-name="P10"><text:tab/>a. If the work contains characters, the names of the characters must also be mentioned.</text:p>
      <text:p text:style-name="P6"><text:tab/><text:span text:style-name="T21">b</text:span>. If the work should not contain a nameable character, e.g. with illustrations of objects, then a note of the belonging of the object, e.g. by character names, is to be made!</text:p>
      <text:p text:style-name="P17">§ 3 <text:span text:style-name="T20">P</text:span>ayment</text:p>
      <text:p text:style-name="P12"><text:span text:style-name="T13">(1) The Client has been notified of the fees before the </text:span><text:span text:style-name="T14">Contractor starts to</text:span><text:span text:style-name="T13"> work on the commission, at the latest after the first drafts.</text:span></text:p>
      <text:p text:style-name="P6">(2) The Client is obliged to pay the fee to the Contractor in a timely manner, but no later than after one week, after receiving the invoice.</text:p>
      <text:p text:style-name="P14"><text:span text:style-name="T13">(3) The amount of the </text:span><text:span text:style-name="T15">payment</text:span><text:span text:style-name="T16">s</text:span><text:span text:style-name="T13"> is </text:span><text:span text:style-name="T15">set </text:span><text:span text:style-name="T13">by the Contractor and are not negotiable!</text:span></text:p>
      <text:p text:style-name="P9"/>
      <text:p text:style-name="P9"/>
      <text:p text:style-name="P17"><text:soft-page-break/>§ 4 Salvatory clause</text:p>
      <text:p text:style-name="P7">(1) Insofar as a regulation from this contract is or becomes invalid or unenforceable, the remaining regulations from this contract remain unaffected.</text:p>
      <text:p text:style-name="P12"><text:span text:style-name="T17">(2) Follow-up commissions to the Contractor </text:span><text:span text:style-name="T18">will</text:span><text:span text:style-name="T17"> refer to </text:span><text:span text:style-name="T18">a validated version of this</text:span><text:span text:style-name="T17"> document and do not require any further copy of this document </text:span><text:span text:style-name="T18">as long as</text:span><text:span text:style-name="T17"> terms and conditions have </text:span><text:span text:style-name="T18">not </text:span><text:span text:style-name="T17">changed.</text:span></text:p>
      <text:p text:style-name="P6">(3) This document only deals with the rights of use. The copyrights remain untouched with the artist.</text:p>
      <text:p text:style-name="P6"/>
      <text:p text:style-name="P6"><text:line-break/>_______________________________<text:line-break/>Place, date</text:p>
      <text:p text:style-name="P11"/>
      <text:p text:style-name="P11"/>
      <text:p text:style-name="P6">_______________________________<text:line-break/>Signature contractor </text:p>
      <text:p text:style-name="P6"><text:line-break/></text:p>
      <text:p text:style-name="P6"><text:line-break/>_______________________________<text:line-break/>Client signature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1" svg:font-family="'DejaVu Serif'"/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rmal" style:family="paragraph"/>
    <style:style style:name="Footer" style:family="paragraph" style:parent-style-name="Normal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tex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DejaVu Serif" fo:font-size="18pt" officeooo:rsid="000c08e8" style:font-size-asian="18pt" style:font-size-complex="18pt"/>
    </style:style>
    <style:style style:name="MT2" style:family="text">
      <style:text-properties style:font-name="DejaVu Serif" fo:font-size="18pt" style:font-size-asian="18pt" style:font-size-complex="18pt"/>
    </style:style>
    <style:style style:name="MT3" style:family="text">
      <style:text-properties style:font-name="DejaVu Serif1" fo:font-size="18pt" officeooo:rsid="000c08e8" style:font-name-asian="DejaVu Serif1" style:font-name-complex="DejaVu Serif1"/>
    </style:style>
    <style:style style:name="MT4" style:family="text">
      <style:text-properties style:font-name="DejaVu Serif1" fo:font-size="18pt" style:font-name-asian="DejaVu Serif1" style:font-name-complex="DejaVu Serif1"/>
    </style:style>
    <style:style style:name="MT5" style:family="text">
      <style:text-properties officeooo:rsid="001a2c6e"/>
    </style:style>
    <style:style style:name="MT6" style:family="text">
      <style:text-properties officeooo:rsid="0015248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4902in" fo:margin-bottom="0.4902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98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OMMISSION</text:span><text:span text:style-name="MT2"> CONTRACT</text:span></text:p>
      </style:header>
    </style:master-page>
    <style:master-page style:name="MasterPage2" style:page-layout-name="Mpm2">
      <style:header>
        <text:p text:style-name="MP1"><text:span text:style-name="MT3">COMMISSION</text:span><text:span text:style-name="MT4"> AGREEMENT</text:span></text:p>
      </style:header>
      <style:footer>
        <text:p text:style-name="MP2"><text:span text:style-name="MT5">Page</text:span><text:span text:style-name="MT6"> </text:span><text:page-number text:select-page="current">3</text:page-number><text:s/><text:span text:style-name="MT5">of</text:span><text:span text:style-name="MT6"> </text:span>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15:45:22.523795606</meta:creation-date>
    <dc:date>2021-11-29T10:50:20.714616316</dc:date>
    <meta:editing-duration>PT38M3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3" meta:paragraph-count="36" meta:word-count="527" meta:character-count="3113" meta:non-whitespace-character-count="2615"/>
  </office:meta>
</office:document-meta>
</file>